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3900000083F5A2BB6898204BCF.png" manifest:media-type="image/png"/>
  <manifest:file-entry manifest:full-path="Pictures/10000201000000530000006C1377FD01616B2D71.png" manifest:media-type="image/png"/>
  <manifest:file-entry manifest:full-path="Pictures/100000000000049E0000040C3A61F20A973DDBE6.png" manifest:media-type="image/png"/>
  <manifest:file-entry manifest:full-path="Pictures/100000000000049E0000040D1A5305CD06CBEBF0.png" manifest:media-type="image/png"/>
  <manifest:file-entry manifest:full-path="Pictures/100000000000049F0000040DCE7012F0635B1594.png" manifest:media-type="image/png"/>
  <manifest:file-entry manifest:full-path="Pictures/100000000000019F000000D4826C978CF4FA7F76.png" manifest:media-type="image/png"/>
  <manifest:file-entry manifest:full-path="Pictures/100000000000033100000126C7FF8E1C8BE9F84A.png" manifest:media-type="image/png"/>
  <manifest:file-entry manifest:full-path="Pictures/10000000000004A00000040E49EE658791847D38.png" manifest:media-type="image/png"/>
  <manifest:file-entry manifest:full-path="Pictures/100000000000049E0000040C663E68AA545113AB.png" manifest:media-type="image/png"/>
  <manifest:file-entry manifest:full-path="Pictures/10000000000001A9000001A9342214A732668152.jpg" manifest:media-type="image/jpeg"/>
  <manifest:file-entry manifest:full-path="Pictures/10000000000004A00000040B703AE7BD31D65AB1.png" manifest:media-type="image/png"/>
  <manifest:file-entry manifest:full-path="Pictures/100000000000049B0000040703A54F3A1EB92E13.png" manifest:media-type="image/png"/>
  <manifest:file-entry manifest:full-path="Pictures/100000000000049E00000409E2D10A6132CDE7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3" style:family="graphic" style:parent-style-name="standard">
      <style:graphic-properties draw:fill-color="#faa61a" draw:textarea-horizontal-align="justify" draw:textarea-vertical-align="middle" draw:auto-grow-height="false" fo:min-height="0.258cm" fo:min-width="0.77cm"/>
    </style:style>
    <style:style style:name="gr4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974cm" fo:min-width="0.72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-color="#cccccc" draw:textarea-horizontal-align="justify" draw:textarea-vertical-align="middle" draw:auto-grow-height="false" fo:min-height="0.974cm" fo:min-width="0.724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fill-color="#808080" draw:textarea-horizontal-align="justify" draw:textarea-vertical-align="middle" draw:auto-grow-height="false" fo:min-height="0.974cm" fo:min-width="0.724cm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Ultra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51cm" svg:stroke-color="#33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Line_20_Style_20_9" svg:stroke-width="0.051cm" svg:stroke-color="#808080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4" style:family="graphic" style:parent-style-name="standard">
      <style:graphic-properties draw:stroke="none" draw:stroke-dash="Ultrafine_20_2_20_Dots_20_3_20_Dashes" svg:stroke-color="#000000" draw:fill="none" draw:fill-color="#ffffff" draw:auto-grow-height="true" draw:auto-grow-width="false" fo:max-height="0cm" fo:min-height="1.195cm"/>
    </style:style>
    <style:style style:name="gr15" style:family="graphic" style:parent-style-name="standard">
      <style:graphic-properties draw:stroke="none" draw:stroke-dash="Ultrafine_20_2_20_Dots_20_3_20_Dashes" svg:stroke-color="#000000" draw:fill="none" draw:fill-color="#ffffff" draw:auto-grow-height="true" draw:auto-grow-width="false" fo:max-height="0cm" fo:min-height="0.598cm"/>
    </style:style>
    <style:style style:name="gr1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424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8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464cm" fo:min-width="0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1.561cm" fo:min-width="0cm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563cm" fo:min-width="0cm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min-height="1.084cm" fo:min-width="0cm" fo:padding-top="0.15cm" fo:padding-bottom="0.15cm" fo:padding-left="0.275cm" fo:padding-right="0.275cm"/>
    </style:style>
    <style:style style:name="gr24" style:family="graphic" style:parent-style-name="standard">
      <style:graphic-properties draw:stroke="none" draw:stroke-dash="Ultrafine_20_2_20_Dots_20_3_20_Dashes" svg:stroke-color="#000000" draw:fill="none" draw:fill-color="#ffffff" draw:auto-grow-height="true" draw:auto-grow-width="false" fo:max-height="0cm" fo:min-height="0.687cm"/>
    </style:style>
    <style:style style:name="gr25" style:family="graphic" style:parent-style-name="objectwithoutfill">
      <style:graphic-properties draw:stroke="solid" draw:stroke-dash="Line_20_Style_20_9" svg:stroke-width="0.051cm" svg:stroke-color="#000000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svg:stroke-width="0.081cm" svg:stroke-color="#d4711a" draw:marker-start-width="0.321cm" draw:marker-end-width="0.321cm" draw:fill-color="#ffffff" draw:textarea-horizontal-align="justify" draw:textarea-vertical-align="middle" draw:auto-grow-height="false" fo:min-height="1.563cm" fo:min-width="1.879cm" fo:padding-top="0.165cm" fo:padding-bottom="0.165cm" fo:padding-left="0.29cm" fo:padding-right="0.29cm" fo:wrap-option="no-wrap"/>
    </style:style>
    <style:style style:name="gr27" style:family="graphic" style:parent-style-name="standard">
      <style:graphic-properties svg:stroke-width="0.081cm" svg:stroke-color="#d4711a" draw:marker-start-width="0.321cm" draw:marker-end-width="0.321cm" draw:fill-color="#ffffff" draw:textarea-horizontal-align="justify" draw:textarea-vertical-align="middle" draw:auto-grow-height="false" fo:min-height="2.728cm" fo:min-width="2.008cm" fo:padding-top="0.165cm" fo:padding-bottom="0.165cm" fo:padding-left="0.29cm" fo:padding-right="0.29cm" fo:wrap-option="no-wrap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2.655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7.624cm" fo:min-width="16.027cm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fill-color="#ffffff" fo:min-height="12.572cm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aa61a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aa61a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cccccc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9" style:family="paragraph">
      <loext:graphic-properties draw:fill="none" draw:fill-color="#ffffff"/>
      <style:text-properties fo:font-size="15pt" style:font-size-asian="15pt" style:font-size-complex="15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color="#808080"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="solid" draw:fill-color="#cccccc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0066b3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-color="#ffffff"/>
      <style:paragraph-properties fo:text-align="center"/>
      <style:text-properties fo:font-weight="normal"/>
    </style:style>
    <style:style style:name="P26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size="14pt" fo:font-style="italic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808080" fo:font-size="14pt" style:font-size-asian="14pt" style:font-size-complex="14pt"/>
    </style:style>
    <style:style style:name="T8" style:family="text">
      <style:text-properties fo:color="#0066b3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6pt" fo:font-weight="normal" style:font-size-asian="16pt" style:font-size-complex="16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frame draw:name="Title 3" presentation:style-name="pr1" draw:text-style-name="P2" draw:layer="layout" svg:width="22.859cm" svg:height="2.38cm" svg:x="1.524cm" svg:y="5.494cm" presentation:class="title" presentation:user-transformed="true">
          <draw:text-box>
            <text:p text:style-name="P1"><text:span text:style-name="T1">Blo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frame draw:style-name="gr2" draw:text-style-name="P4" draw:layer="layout" svg:width="2.148cm" svg:height="1.916cm" svg:x="2.048cm" svg:y="9.768cm">
          <draw:text-box>
            <text:p><text:span text:style-name="T2">“</text:span><text:span text:style-name="T2">/tab1/key1”</text:span></text:p>
          </draw:text-box>
        </draw:frame>
        <draw:custom-shape draw:style-name="gr3" draw:text-style-name="P6" draw:layer="layout" svg:width="1.27cm" svg:height="0.508cm" svg:x="4.664cm" svg:y="9.044cm">
          <text:p text:style-name="P5"><text:span text:style-name="T3">valu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7cm" svg:height="0.508cm" svg:x="7.364cm" svg:y="9.044cm">
          <text:p text:style-name="P5"><text:span text:style-name="T3">valu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778cm" svg:height="1.778cm" svg:x="8.668cm" svg:y="3.31cm">
          <text:p text:style-name="P5">Di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8.704cm" svg:y1="4.572cm" svg:x2="7.42cm" svg:y2="5.288cm">
          <text:p/>
        </draw:line>
        <draw:line draw:style-name="gr5" draw:text-style-name="P8" draw:layer="layout" svg:x1="6.442cm" svg:y1="6.62cm" svg:x2="5.68cm" svg:y2="7.045cm">
          <text:p/>
        </draw:line>
        <draw:line draw:style-name="gr5" draw:text-style-name="P8" draw:layer="layout" svg:x1="6.95cm" svg:y1="6.611cm" svg:x2="7.712cm" svg:y2="7.246cm">
          <text:p/>
        </draw:line>
        <draw:custom-shape draw:style-name="gr3" draw:text-style-name="P9" draw:layer="layout" svg:width="1.27cm" svg:height="0.508cm" svg:x="7.882cm" svg:y="5.441cm">
          <text:p text:style-name="P5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78cm" svg:height="1.778cm" svg:x="5.828cm" svg:y="4.852cm">
          <text:p text:style-name="P5"><text:span text:style-name="T4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1.778cm" svg:height="1.778cm" svg:x="4.518cm" svg:y="7.045cm">
          <text:p text:style-name="P5"><text:span text:style-name="T4">K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1.778cm" svg:height="1.778cm" svg:x="7.128cm" svg:y="7.046cm">
          <text:p text:style-name="P5"><text:span text:style-name="T4">K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27cm" svg:height="0.508cm" svg:x="10.164cm" svg:y="9.044cm">
          <text:p text:style-name="P5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7cm" svg:height="0.508cm" svg:x="12.964cm" svg:y="9.044cm">
          <text:p text:style-name="P5"><text:span text:style-name="T3">data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1.898cm" svg:y1="6.629cm" svg:x2="11.136cm" svg:y2="7.054cm">
          <text:p/>
        </draw:line>
        <draw:line draw:style-name="gr5" draw:text-style-name="P8" draw:layer="layout" svg:x1="12.406cm" svg:y1="6.62cm" svg:x2="13.168cm" svg:y2="7.255cm">
          <text:p/>
        </draw:line>
        <draw:custom-shape draw:style-name="gr4" draw:text-style-name="P7" draw:layer="layout" svg:width="1.778cm" svg:height="1.778cm" svg:x="11.284cm" svg:y="4.861cm">
          <text:p text:style-name="P5"><text:span text:style-name="T4">D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78cm" svg:height="1.778cm" svg:x="9.974cm" svg:y="7.054cm">
          <text:p text:style-name="P5"><text:span text:style-name="T4">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78cm" svg:height="1.778cm" svg:x="12.584cm" svg:y="7.055cm">
          <text:p text:style-name="P5"><text:span text:style-name="T4">Fi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10.425cm" svg:y1="4.551cm" svg:x2="11.368cm" svg:y2="5.267cm">
          <text:p/>
        </draw:line>
        <draw:custom-shape draw:style-name="gr7" draw:text-style-name="P11" draw:layer="layout" svg:width="1.778cm" svg:height="1.778cm" svg:x="2.319cm" svg:y="7.046cm">
          <text:p text:style-name="P5"><text:span text:style-name="T4">K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6.096cm" svg:y1="6.35cm" svg:x2="3.556cm" svg:y2="7.046cm">
          <text:p/>
        </draw:line>
        <draw:line draw:style-name="gr8" draw:text-style-name="P8" draw:layer="layout" svg:x1="6.471cm" svg:y1="7.914cm" svg:x2="6.979cm" svg:y2="7.914cm">
          <text:p/>
        </draw:line>
        <draw:custom-shape draw:style-name="gr3" draw:text-style-name="P6" draw:layer="layout" svg:width="1.27cm" svg:height="0.508cm" svg:x="2.464cm" svg:y="9.044cm">
          <text:p text:style-name="P5"><text:span text:style-name="T3">value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27cm" svg:height="0.508cm" svg:x="13.282cm" svg:y="5.441cm">
          <text:p text:style-name="P5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27cm" svg:height="0.508cm" svg:x="10.682cm" svg:y="3.888cm">
          <text:p text:style-name="P5"><text:span text:style-name="T3">lis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148cm" svg:height="1.916cm" svg:x="4.348cm" svg:y="9.768cm">
          <draw:text-box>
            <text:p><text:span text:style-name="T2">“</text:span><text:span text:style-name="T2">/tab1/key2”</text:span></text:p>
          </draw:text-box>
        </draw:frame>
        <draw:frame draw:style-name="gr2" draw:text-style-name="P4" draw:layer="layout" svg:width="2.148cm" svg:height="1.916cm" svg:x="6.948cm" svg:y="9.768cm">
          <draw:text-box>
            <text:p><text:span text:style-name="T2">“</text:span><text:span text:style-name="T2">/tab1/keyn”</text:span></text:p>
          </draw:text-box>
        </draw:frame>
        <draw:frame draw:style-name="gr2" draw:text-style-name="P4" draw:layer="layout" svg:width="2.148cm" svg:height="1.916cm" svg:x="9.848cm" svg:y="9.768cm">
          <draw:text-box>
            <text:p><text:span text:style-name="T2">“</text:span><text:span text:style-name="T2">/dir1/file1”</text:span></text:p>
          </draw:text-box>
        </draw:frame>
        <draw:frame draw:style-name="gr2" draw:text-style-name="P4" draw:layer="layout" svg:width="2.148cm" svg:height="1.916cm" svg:x="12.748cm" svg:y="9.768cm">
          <draw:text-box>
            <text:p><text:span text:style-name="T2">“</text:span><text:span text:style-name="T2">/dir1/file2”</text:span></text:p>
          </draw:text-box>
        </draw:frame>
        <draw:frame draw:style-name="gr9" draw:text-style-name="P13" draw:layer="layout" svg:width="2.148cm" svg:height="0.967cm" svg:x="3.68cm" svg:y="5.329cm">
          <draw:text-box>
            <text:p text:style-name="P12"><text:span text:style-name="T2">“</text:span><text:span text:style-name="T2">/tab1”</text:span></text:p>
          </draw:text-box>
        </draw:frame>
        <draw:frame draw:style-name="gr9" draw:text-style-name="P13" draw:layer="layout" svg:width="2.148cm" svg:height="0.967cm" svg:x="9.28cm" svg:y="5.33cm">
          <draw:text-box>
            <text:p text:style-name="P12"><text:span text:style-name="T2">“</text:span><text:span text:style-name="T2">/dir1”</text:span></text:p>
          </draw:text-box>
        </draw:frame>
        <draw:frame draw:style-name="gr9" draw:text-style-name="P13" draw:layer="layout" svg:width="2.148cm" svg:height="0.967cm" svg:x="6.478cm" svg:y="3.752cm">
          <draw:text-box>
            <text:p text:style-name="P12"><text:span text:style-name="T2">“</text:span><text:span text:style-name="T2">/”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frame draw:name="Title 1" presentation:style-name="pr1" draw:text-style-name="P2" draw:layer="layout" svg:width="22.859cm" svg:height="2.38cm" svg:x="1.27cm" svg:y="0.572cm" presentation:class="title">
          <draw:text-box>
            <text:p/>
          </draw:text-box>
        </draw:frame>
        <draw:frame draw:style-name="gr10" draw:text-style-name="P8" draw:layer="layout" svg:width="8.864cm" svg:height="7.752cm" svg:x="0.198cm" svg:y="0.058cm">
          <draw:image xlink:href="Pictures/100000000000049B0000040703A54F3A1EB92E13.png" xlink:type="simple" xlink:show="embed" xlink:actuate="onLoad">
            <text:p/>
          </draw:image>
        </draw:frame>
        <draw:frame draw:style-name="gr10" draw:text-style-name="P8" draw:layer="layout" svg:width="8.865cm" svg:height="7.772cm" svg:x="9.131cm" svg:y="0.058cm">
          <draw:image xlink:href="Pictures/100000000000049E0000040D1A5305CD06CBEBF0.png" xlink:type="simple" xlink:show="embed" xlink:actuate="onLoad">
            <text:p/>
          </draw:image>
        </draw:frame>
        <draw:frame draw:style-name="gr10" draw:text-style-name="P8" draw:layer="layout" svg:width="6.604cm" svg:height="2.376cm" svg:x="17.78cm" svg:y="4.318cm">
          <draw:image xlink:href="Pictures/100000000000033100000126C7FF8E1C8BE9F84A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frame draw:style-name="gr10" draw:text-style-name="P8" draw:layer="layout" svg:width="8.89cm" svg:height="7.798cm" svg:x="0.203cm" svg:y="0.051cm">
          <draw:image xlink:href="Pictures/10000000000004A00000040E49EE658791847D38.png" xlink:type="simple" xlink:show="embed" xlink:actuate="onLoad">
            <text:p/>
          </draw:image>
        </draw:frame>
        <draw:frame draw:style-name="gr10" draw:text-style-name="P8" draw:layer="layout" svg:width="8.89cm" svg:height="7.798cm" svg:x="9.119cm" svg:y="0.051cm">
          <draw:image xlink:href="Pictures/100000000000049E0000040C663E68AA545113AB.png" xlink:type="simple" xlink:show="embed" xlink:actuate="onLoad">
            <text:p/>
          </draw:image>
        </draw:frame>
        <draw:frame draw:style-name="gr10" draw:text-style-name="P8" draw:layer="layout" svg:width="6.604cm" svg:height="2.376cm" svg:x="17.78cm" svg:y="4.318cm">
          <draw:image xlink:href="Pictures/100000000000033100000126C7FF8E1C8BE9F84A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frame draw:name="Title 1" presentation:style-name="pr1" draw:text-style-name="P2" draw:layer="layout" svg:width="22.859cm" svg:height="2.38cm" svg:x="1.27cm" svg:y="0.572cm" presentation:class="title">
          <draw:text-box>
            <text:p/>
          </draw:text-box>
        </draw:frame>
        <draw:line draw:style-name="gr11" draw:text-style-name="P8" draw:layer="layout" svg:x1="8.245cm" svg:y1="4.768cm" svg:x2="8.245cm" svg:y2="10.072cm">
          <text:p/>
        </draw:line>
        <draw:line draw:style-name="gr11" draw:text-style-name="P8" draw:layer="layout" svg:x1="5.459cm" svg:y1="4.632cm" svg:x2="5.459cm" svg:y2="9.936cm">
          <text:p/>
        </draw:line>
        <draw:line draw:style-name="gr11" draw:text-style-name="P8" draw:layer="layout" svg:x1="11.535cm" svg:y1="4.632cm" svg:x2="11.535cm" svg:y2="10.16cm">
          <text:p/>
        </draw:line>
        <draw:line draw:style-name="gr11" draw:text-style-name="P8" draw:layer="layout" svg:x1="8.445cm" svg:y1="4.632cm" svg:x2="8.445cm" svg:y2="9.936cm">
          <text:p/>
        </draw:line>
        <draw:line draw:style-name="gr12" draw:text-style-name="P8" draw:layer="layout" svg:x1="11.568cm" svg:y1="5.228cm" svg:x2="5.218cm" svg:y2="5.728cm">
          <text:p/>
        </draw:line>
        <draw:line draw:style-name="gr12" draw:text-style-name="P8" draw:layer="layout" svg:x1="5.218cm" svg:y1="5.772cm" svg:x2="11.546cm" svg:y2="6.195cm">
          <text:p/>
        </draw:line>
        <draw:frame draw:style-name="gr13" draw:text-style-name="P17" draw:layer="layout" svg:width="3.108cm" svg:height="0.806cm" draw:transform="rotate (0.0523598775598299) translate (8.416cm 5.639cm)">
          <draw:text-box>
            <text:p text:style-name="P5"><text:span text:style-name="T3">data write</text:span></text:p>
          </draw:text-box>
        </draw:frame>
        <draw:frame draw:style-name="gr14" draw:text-style-name="P18" draw:layer="layout" svg:width="3.302cm" svg:height="1.445cm" svg:x="3.797cm" svg:y="3.202cm">
          <draw:text-box>
            <text:p text:style-name="P5"><text:span text:style-name="T6">Metadata</text:span></text:p>
            <text:p text:style-name="P5"><text:span text:style-name="T6">Servers</text:span></text:p>
          </draw:text-box>
        </draw:frame>
        <draw:frame draw:style-name="gr15" draw:text-style-name="P19" draw:layer="layout" svg:width="2.032cm" svg:height="0.848cm" svg:x="10.635cm" svg:y="3.702cm">
          <draw:text-box>
            <text:p><text:span text:style-name="T6">Client</text:span></text:p>
          </draw:text-box>
        </draw:frame>
        <draw:frame draw:style-name="gr14" draw:text-style-name="P18" draw:layer="layout" svg:width="3.302cm" svg:height="1.445cm" svg:x="6.775cm" svg:y="3.202cm">
          <draw:text-box>
            <text:p text:style-name="P5"><text:span text:style-name="T6">Storage</text:span></text:p>
            <text:p text:style-name="P5"><text:span text:style-name="T6">Servers</text:span></text:p>
          </draw:text-box>
        </draw:frame>
        <draw:line draw:style-name="gr11" draw:text-style-name="P8" draw:layer="layout" svg:x1="5.26cm" svg:y1="4.768cm" svg:x2="5.26cm" svg:y2="10.072cm">
          <text:p/>
        </draw:line>
        <draw:line draw:style-name="gr11" draw:text-style-name="P8" draw:layer="layout" svg:x1="5.061cm" svg:y1="4.903cm" svg:x2="5.061cm" svg:y2="10.207cm">
          <text:p/>
        </draw:line>
        <draw:line draw:style-name="gr11" draw:text-style-name="P8" draw:layer="layout" svg:x1="8.045cm" svg:y1="4.903cm" svg:x2="8.045cm" svg:y2="10.207cm">
          <text:p/>
        </draw:line>
        <draw:custom-shape draw:style-name="gr16" draw:text-style-name="P20" draw:layer="layout" svg:width="0.408cm" svg:height="1.724cm" svg:x="8.245cm" svg:y="6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8" draw:layer="layout" svg:x1="11.542cm" svg:y1="9.009cm" svg:x2="5.245cm" svg:y2="9.505cm">
          <text:p/>
        </draw:line>
        <draw:line draw:style-name="gr12" draw:text-style-name="P8" draw:layer="layout" svg:x1="5.245cm" svg:y1="9.515cm" svg:x2="11.55cm" svg:y2="9.912cm">
          <text:p/>
        </draw:line>
        <draw:frame draw:style-name="gr13" draw:text-style-name="P21" draw:layer="layout" svg:width="2.568cm" svg:height="0.806cm" draw:transform="rotate (0.063704517697793) translate (5.434cm 4.844cm)">
          <draw:text-box>
            <text:p text:style-name="P5"><text:span text:style-name="T7">create</text:span></text:p>
          </draw:text-box>
        </draw:frame>
        <draw:frame draw:style-name="gr17" draw:text-style-name="P22" draw:layer="layout" svg:width="2.032cm" svg:height="1.361cm" svg:x="5.798cm" svg:y="7.314cm">
          <draw:text-box>
            <text:p><text:span text:style-name="T3">DRAM block</text:span></text:p>
          </draw:text-box>
        </draw:frame>
        <draw:line draw:style-name="gr18" draw:text-style-name="P8" draw:layer="layout" svg:x1="7.628cm" svg:y1="7.928cm" svg:x2="8.245cm" svg:y2="7.467cm">
          <text:p/>
        </draw:line>
        <draw:custom-shape draw:style-name="gr19" draw:text-style-name="P8" draw:layer="layout" svg:width="0.254cm" svg:height="0.806cm" svg:x="12.059cm" svg:y="5.24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8" draw:layer="layout" svg:width="0.254cm" svg:height="1.963cm" svg:x="12.06cm" svg:y="6.2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22" draw:layer="layout" svg:width="3.048cm" svg:height="0.806cm" svg:x="12.185cm" svg:y="5.249cm">
          <draw:text-box>
            <text:p><text:span text:style-name="T3">create()</text:span></text:p>
          </draw:text-box>
        </draw:frame>
        <draw:frame draw:style-name="gr17" draw:text-style-name="P22" draw:layer="layout" svg:width="3.048cm" svg:height="1.361cm" svg:x="12.198cm" svg:y="9.458cm">
          <draw:text-box>
            <text:p><text:span text:style-name="T3">close()</text:span></text:p>
          </draw:text-box>
        </draw:frame>
        <draw:frame draw:style-name="gr17" draw:text-style-name="P22" draw:layer="layout" svg:width="2.032cm" svg:height="1.361cm" svg:x="12.986cm" svg:y="3.465cm">
          <draw:text-box>
            <text:p><text:span text:style-name="T3">client</text:span></text:p>
            <text:p><text:span text:style-name="T3">buffer</text:span></text:p>
          </draw:text-box>
        </draw:frame>
        <draw:line draw:style-name="gr18" draw:text-style-name="P8" draw:layer="layout" svg:x1="11.731cm" svg:y1="6.604cm" svg:x2="12.986cm" svg:y2="4.826cm">
          <text:p/>
        </draw:line>
        <draw:custom-shape draw:style-name="gr21" draw:text-style-name="P8" draw:layer="layout" svg:width="0.254cm" svg:height="0.909cm" svg:x="12.06cm" svg:y="9.05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22" draw:layer="layout" svg:width="3.048cm" svg:height="1.361cm" svg:x="12.198cm" svg:y="6.915cm">
          <draw:text-box>
            <text:p><text:span text:style-name="T3">append()</text:span></text:p>
          </draw:text-box>
        </draw:frame>
        <draw:line draw:style-name="gr12" draw:text-style-name="P8" draw:layer="layout" svg:x1="5.249cm" svg:y1="6.967cm" svg:x2="11.554cm" svg:y2="7.364cm">
          <text:p/>
        </draw:line>
        <draw:line draw:style-name="gr12" draw:text-style-name="P8" draw:layer="layout" svg:x1="11.553cm" svg:y1="6.446cm" svg:x2="5.256cm" svg:y2="6.942cm">
          <text:p/>
        </draw:line>
        <draw:line draw:style-name="gr22" draw:text-style-name="P8" draw:layer="layout" svg:x1="12.081cm" svg:y1="8.373cm" svg:x2="12.081cm" svg:y2="8.836cm">
          <text:p/>
        </draw:line>
        <draw:frame draw:style-name="gr13" draw:text-style-name="P21" draw:layer="layout" svg:width="2.574cm" svg:height="0.806cm" draw:transform="rotate (0.063704517697793) translate (5.452cm 6.138cm)">
          <draw:text-box>
            <text:p text:style-name="P5"><text:span text:style-name="T7">getblock</text:span></text:p>
          </draw:text-box>
        </draw:frame>
        <draw:frame draw:style-name="gr13" draw:text-style-name="P21" draw:layer="layout" svg:width="2.589cm" svg:height="0.806cm" draw:transform="rotate (0.063704517697793) translate (5.435cm 8.64cm)">
          <draw:text-box>
            <text:p text:style-name="P5"><text:span text:style-name="T7">close</text:span></text:p>
          </draw:text-box>
        </draw:frame>
        <draw:g>
          <draw:custom-shape draw:style-name="gr23" draw:text-style-name="P23" draw:layer="layout" svg:width="0.408cm" svg:height="1.384cm" svg:x="11.323cm" svg:y="6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3" draw:layer="layout" svg:width="0.408cm" svg:height="1.384cm" svg:x="8.245cm" svg:y="6.3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3" draw:text-style-name="P17" draw:layer="layout" svg:width="3.108cm" svg:height="0.806cm" draw:transform="rotate (-0.0523598775598304) translate (8.459cm 7.776cm)">
          <draw:text-box>
            <text:p text:style-name="P5"><text:span text:style-name="T3">ack</text:span></text:p>
          </draw:text-box>
        </draw:frame>
        <draw:frame draw:style-name="gr24" draw:text-style-name="P24" draw:layer="layout" svg:width="6.498cm" svg:height="0.937cm" svg:x="5.062cm" svg:y="10.247cm">
          <draw:text-box>
            <text:p text:style-name="P5"><text:span text:style-name="T8">Crail</text:span></text:p>
          </draw:text-box>
        </draw:frame>
        <draw:line draw:style-name="gr11" draw:text-style-name="P8" draw:layer="layout" svg:x1="21.378cm" svg:y1="4.632cm" svg:x2="21.378cm" svg:y2="10.16cm">
          <text:p/>
        </draw:line>
        <draw:line draw:style-name="gr11" draw:text-style-name="P8" draw:layer="layout" svg:x1="18.288cm" svg:y1="4.632cm" svg:x2="18.288cm" svg:y2="9.936cm">
          <text:p/>
        </draw:line>
        <draw:frame draw:style-name="gr15" draw:text-style-name="P19" draw:layer="layout" svg:width="2.032cm" svg:height="0.848cm" svg:x="20.383cm" svg:y="3.702cm">
          <draw:text-box>
            <text:p><text:span text:style-name="T6">Client</text:span></text:p>
          </draw:text-box>
        </draw:frame>
        <draw:frame draw:style-name="gr14" draw:text-style-name="P18" draw:layer="layout" svg:width="3.302cm" svg:height="1.445cm" svg:x="16.631cm" svg:y="3.203cm">
          <draw:text-box>
            <text:p text:style-name="P5"><text:span text:style-name="T6">KV</text:span></text:p>
            <text:p text:style-name="P5"><text:span text:style-name="T6">Server</text:span></text:p>
          </draw:text-box>
        </draw:frame>
        <draw:frame draw:style-name="gr24" draw:text-style-name="P24" draw:layer="layout" svg:width="6.498cm" svg:height="0.937cm" svg:x="16.51cm" svg:y="10.248cm">
          <draw:text-box>
            <text:p text:style-name="P5"><text:span text:style-name="T8">Traditional KV Store</text:span></text:p>
          </draw:text-box>
        </draw:frame>
        <draw:g>
          <draw:line draw:style-name="gr25" draw:text-style-name="P8" draw:layer="layout" svg:x1="8.613cm" svg:y1="7.75cm" svg:x2="11.535cm" svg:y2="7.88cm">
            <text:p/>
          </draw:line>
          <draw:line draw:style-name="gr25" draw:text-style-name="P8" draw:layer="layout" svg:x1="11.548cm" svg:y1="6.234cm" svg:x2="8.445cm" svg:y2="6.407cm">
            <text:p/>
          </draw:line>
        </draw:g>
        <draw:g>
          <draw:custom-shape draw:style-name="gr23" draw:text-style-name="P23" draw:layer="layout" svg:width="0.408cm" svg:height="1.384cm" svg:x="21.182cm" svg:y="6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3" draw:layer="layout" svg:width="0.408cm" svg:height="1.384cm" svg:x="18.104cm" svg:y="6.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5" draw:text-style-name="P8" draw:layer="layout" svg:x1="18.401cm" svg:y1="7.737cm" svg:x2="21.323cm" svg:y2="7.867cm">
            <text:p/>
          </draw:line>
          <draw:line draw:style-name="gr25" draw:text-style-name="P8" draw:layer="layout" svg:x1="21.336cm" svg:y1="6.221cm" svg:x2="18.233cm" svg:y2="6.394cm">
            <text:p/>
          </draw:line>
        </draw:g>
        <draw:frame draw:style-name="gr13" draw:text-style-name="P17" draw:layer="layout" svg:width="3.108cm" svg:height="0.806cm" draw:transform="rotate (0.0523598775598299) translate (18.288cm 5.639cm)">
          <draw:text-box>
            <text:p text:style-name="P5"><text:span text:style-name="T3">PUT</text:span></text:p>
          </draw:text-box>
        </draw:frame>
        <draw:frame draw:style-name="gr13" draw:text-style-name="P17" draw:layer="layout" svg:width="3.108cm" svg:height="0.806cm" draw:transform="rotate (-0.0523598775598304) translate (18.274cm 7.776cm)">
          <draw:text-box>
            <text:p text:style-name="P5"><text:span text:style-name="T3">ack</text:span></text:p>
          </draw:text-box>
        </draw:frame>
        <draw:line draw:style-name="gr11" draw:text-style-name="P8" draw:layer="layout" svg:x1="18.088cm" svg:y1="4.832cm" svg:x2="18.088cm" svg:y2="10.136cm">
          <text:p/>
        </draw:line>
        <draw:line draw:style-name="gr11" draw:text-style-name="P8" draw:layer="layout" svg:x1="17.888cm" svg:y1="5.032cm" svg:x2="17.888cm" svg:y2="10.336cm">
          <text:p/>
        </draw:line>
        <draw:custom-shape draw:style-name="gr26" draw:text-style-name="P7" draw:layer="layout" svg:width="2.655cm" svg:height="2.043cm" svg:x="1.839cm" svg:y="7.24cm">
          <text:p/>
          <draw:enhanced-geometry svg:viewBox="0 0 21600 21600" draw:text-areas="800 800 20800 20800" draw:type="round-rectangular-callout" draw:modifiers="28772.8915662651 -3275.92954990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5" draw:layer="layout" svg:width="2.794cm" svg:height="3.302cm" svg:x="1.83cm" svg:y="6.986cm">
          <text:p text:style-name="P5"><text:span text:style-name="T9">tiering</text:span></text:p>
          <text:p text:style-name="P5"><text:span text:style-name="T9">decision,</text:span></text:p>
          <text:p text:style-name="P5"><text:span text:style-name="T9">load </text:span></text:p>
          <text:p text:style-name="P5"><text:span text:style-name="T9">balancing</text:span></text:p>
          <draw:enhanced-geometry svg:viewBox="0 0 21600 21600" draw:text-areas="800 800 20800 20800" draw:type="round-rectangular-callout" draw:modifiers="27249.2307692308 -8200.54495912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3" draw:text-style-name="P14" draw:layer="layout" svg:width="15.239cm" svg:height="10cm" svg:x="1.905cm" svg:y="12.224cm" presentation:class="notes" presentation:user-transformed="true">
            <draw:text-box>
              <text:p text:style-name="P26"><text:span text:style-name="T10">As a downside, however, we also need an extra roundtrip, two extra roundtrips as we need to communicate the final size of the data to the mdata server after writing. </text:span></text:p>
              <text:p text:style-name="P26"><text:span text:style-name="T10"/></text:p>
              <text:p text:style-name="P26"><text:span text:style-name="T10">That is two roundtrips more than a key value put operation in <text:s/>a traditional distributed key value store. </text:span></text:p>
              <text:p text:style-name="P26"><text:span text:style-name="T10"/></text:p>
              <text:p text:style-name="P26"><text:span text:style-name="T10">The key underlying assumption in NodeKernel, however, is that with current and future low-latency network fabrics, such a metadata roundtrip can be implemented at a latency overhead of only a few microseconds. </text:span></text:p>
            </draw:text-box>
          </draw:frame>
          <draw:frame draw:name="Slide Number Placeholder 3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frame draw:style-name="gr10" draw:text-style-name="P8" draw:layer="layout" svg:width="8.89cm" svg:height="7.772cm" svg:x="0.093cm" svg:y="0.058cm">
          <draw:image xlink:href="Pictures/100000000000049E00000409E2D10A6132CDE713.png" xlink:type="simple" xlink:show="embed" xlink:actuate="onLoad">
            <text:p/>
          </draw:image>
        </draw:frame>
        <draw:frame draw:style-name="gr10" draw:text-style-name="P8" draw:layer="layout" svg:width="8.89cm" svg:height="7.772cm" svg:x="9.495cm" svg:y="0.058cm">
          <draw:image xlink:href="Pictures/10000000000004A00000040B703AE7BD31D65AB1.png" xlink:type="simple" xlink:show="embed" xlink:actuate="onLoad">
            <text:p/>
          </draw:image>
        </draw:frame>
        <draw:custom-shape draw:style-name="gr28" draw:text-style-name="P7" draw:layer="layout" svg:width="3.155cm" svg:height="1.524cm" svg:x="11.917cm" svg:y="2.64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155cm" svg:height="1.524cm" svg:x="2.496cm" svg:y="0.7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556cm" svg:height="1.817cm" svg:x="18.496cm" svg:y="4.797cm">
          <draw:image xlink:href="Pictures/100000000000019F000000D4826C978CF4FA7F7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frame draw:style-name="gr10" draw:text-style-name="P8" draw:layer="layout" svg:width="8.89cm" svg:height="7.798cm" svg:x="0.118cm" svg:y="0.058cm">
          <draw:image xlink:href="Pictures/100000000000049F0000040DCE7012F0635B1594.png" xlink:type="simple" xlink:show="embed" xlink:actuate="onLoad">
            <text:p/>
          </draw:image>
        </draw:frame>
        <draw:frame draw:style-name="gr10" draw:text-style-name="P8" draw:layer="layout" svg:width="8.89cm" svg:height="7.798cm" svg:x="9.517cm" svg:y="0.058cm">
          <draw:image xlink:href="Pictures/100000000000049E0000040C3A61F20A973DDBE6.png" xlink:type="simple" xlink:show="embed" xlink:actuate="onLoad">
            <text:p/>
          </draw:image>
        </draw:frame>
        <draw:custom-shape draw:style-name="gr28" draw:text-style-name="P7" draw:layer="layout" svg:width="3.155cm" svg:height="1.524cm" svg:x="2.496cm" svg:y="0.7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3.155cm" svg:height="1.524cm" svg:x="11.917cm" svg:y="0.74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556cm" svg:height="1.817cm" svg:x="18.496cm" svg:y="4.796cm">
          <draw:image xlink:href="Pictures/100000000000019F000000D4826C978CF4FA7F7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29" draw:text-style-name="P7" draw:layer="layout" svg:width="16.527cm" svg:height="7.874cm" svg:x="3.031cm" svg:y="3.556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3.81cm" svg:height="3.81cm" svg:x="10.922cm" svg:y="4.572cm">
          <draw:image xlink:href="Pictures/10000000000001A9000001A9342214A732668152.jpg" xlink:type="simple" xlink:show="embed" xlink:actuate="onLoad">
            <text:p/>
          </draw:image>
        </draw:frame>
        <draw:frame draw:style-name="gr10" draw:text-style-name="P8" draw:layer="layout" svg:width="8.865cm" svg:height="7.772cm" svg:x="3.031cm" svg:y="3.758cm">
          <draw:image xlink:href="Pictures/100000000000049E0000040D1A5305CD06CBEBF0.png" xlink:type="simple" xlink:show="embed" xlink:actuate="onLoad">
            <text:p/>
          </draw:image>
        </draw:frame>
        <draw:frame draw:style-name="gr10" draw:text-style-name="P8" draw:layer="layout" svg:width="1.056cm" svg:height="1.374cm" svg:x="13.239cm" svg:y="4.826cm">
          <draw:image xlink:href="Pictures/10000201000000530000006C1377FD01616B2D71.png" xlink:type="simple" xlink:show="embed" xlink:actuate="onLoad">
            <text:p/>
          </draw:image>
        </draw:frame>
        <draw:frame draw:style-name="gr10" draw:text-style-name="P8" draw:layer="layout" svg:width="5.85cm" svg:height="2.447cm" svg:x="13.454cm" svg:y="5.639cm">
          <draw:image xlink:href="Pictures/100002010000013900000083F5A2BB6898204BCF.png" xlink:type="simple" xlink:show="embed" xlink:actuate="onLoad">
            <text:p/>
          </draw:image>
        </draw:frame>
        <draw:frame draw:style-name="gr10" draw:text-style-name="P8" draw:layer="layout" svg:width="6.604cm" svg:height="2.376cm" svg:x="11.684cm" svg:y="8.026cm">
          <draw:image xlink:href="Pictures/100000000000033100000126C7FF8E1C8BE9F84A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8" presentation:class="page"/>
          <draw:frame draw:name="Notes Placeholder 2" presentation:style-name="pr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-0.203cm" draw:shadow-offset-y="-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1_5f_1">
      <style:graphic-properties svg:stroke-color="#000000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1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out_20_fill_5f_7" style:display-name="Object without fill_7" style:family="graphic" style:parent-style-name="Default_5f_1">
      <style:graphic-properties svg:stroke-color="#000000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1_5f_3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e of Your Presentation</text:span><text:span text:style-name="MT2"><text:line-break/></text:span><text:span text:style-name="MT2">Goes 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8" draw:style-name="Mgr4" draw:text-style-name="MP8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5" draw:text-style-name="MP13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1"><text:span text:style-name="MT5">Second level</text:span></text:p>
                                          <text:list>
                                            <text:list-item>
                                              <text:p text:style-name="MP11"><text:span text:style-name="MT6">Third level</text:span></text:p>
                                              <text:list>
                                                <text:list-item>
                                                  <text:p text:style-name="MP12"><text:span text:style-name="MT7">Fourth level</text:span></text:p>
                                                </text:list-item>
                                                <text:list-item>
                                                  <text:p text:style-name="MP12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5.334cm" svg:height="0.885cm" svg:x="19.558cm" svg:y="12.954cm" presentation:class="page-number" presentation:user-transformed="true">
        <draw:text-box>
          <text:p text:style-name="MP14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912</meta:editing-cycles>
    <meta:creation-date>2018-05-14T13:01:55.594807701</meta:creation-date>
    <dc:date>2019-10-10T10:46:30.374596810</dc:date>
    <meta:editing-duration>P6DT3H5M52S</meta:editing-duration>
    <meta:generator>LibreOffice/6.0.7.3$Linux_X86_64 LibreOffice_project/00m0$Build-3</meta:generator>
    <meta:document-statistic meta:object-count="16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